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 fo:text-align="center" fo:margin-top="0.0694in" fo:margin-bottom="0.0694in" fo:line-height="100%"/>
      <style:text-properties style:font-weight-complex="bold" style:letter-kerning="true" fo:font-size="18pt" style:font-size-asian="18pt" style:font-size-complex="18pt" style:text-underline-type="single" style:text-underline-style="solid" style:text-underline-width="auto" style:text-underline-mode="continuous" style:language-asian="hu" style:country-asian="HU"/>
    </style:style>
    <style:style style:name="P9" style:parent-style-name="Normál" style:family="paragraph">
      <style:paragraph-properties fo:text-align="center"/>
      <style:text-properties fo:color="#5B9BD5" fo:font-size="22pt" style:font-size-asian="22pt" style:font-size-complex="22pt"/>
    </style:style>
    <style:style style:name="P10" style:parent-style-name="Normál" style:family="paragraph">
      <style:paragraph-properties fo:text-align="center"/>
      <style:text-properties fo:color="#5B9BD5" fo:font-size="22pt" style:font-size-asian="22pt" style:font-size-complex="22pt"/>
    </style:style>
    <style:style style:name="T11" style:parent-style-name="Bekezdésalapbetűtípusa" style:family="text">
      <style:text-properties fo:font-size="14pt" style:font-size-asian="14pt" style:font-size-complex="14pt"/>
    </style:style>
    <style:style style:name="T12" style:parent-style-name="Bekezdésalapbetűtípusa" style:family="text">
      <style:text-properties fo:font-weight="bold" style:font-weight-asian="bold" fo:font-size="14pt" style:font-size-asian="14pt" style:font-size-complex="14pt"/>
    </style:style>
    <style:style style:name="T13" style:parent-style-name="Bekezdésalapbetűtípusa" style:family="text">
      <style:text-properties fo:font-size="14pt" style:font-size-asian="14pt" style:font-size-complex="14pt"/>
    </style:style>
    <style:style style:name="T14" style:parent-style-name="Bekezdésalapbetűtípusa" style:family="text">
      <style:text-properties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5" style:parent-style-name="Bekezdésalapbetűtípusa" style:family="text">
      <style:text-properties fo:font-weight="bold" style:font-weight-asian="bold" fo:font-style="italic" style:font-style-asian="italic" fo:color="#5B9BD5" fo:font-size="14pt" style:font-size-asian="14pt" style:font-size-complex="14pt" style:text-underline-type="single" style:text-underline-style="solid" style:text-underline-width="auto" style:text-underline-mode="continuous"/>
    </style:style>
    <style:style style:name="T16" style:parent-style-name="Bekezdésalapbetűtípusa" style:family="text">
      <style:text-properties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7" style:parent-style-name="Bekezdésalapbetűtípusa" style:family="text">
      <style:text-properties fo:font-size="14pt" style:font-size-asian="14pt" style:font-size-complex="14pt"/>
    </style:style>
    <style:style style:name="T18" style:parent-style-name="Bekezdésalapbetűtípusa" style:family="text">
      <style:text-properties fo:font-size="14pt" style:font-size-asian="14pt" style:font-size-complex="14pt"/>
    </style:style>
    <style:style style:name="T19" style:parent-style-name="Bekezdésalapbetűtípusa" style:family="text">
      <style:text-properties fo:font-weight="bold" style:font-weight-asian="bold" fo:font-size="14pt" style:font-size-asian="14pt" style:font-size-complex="14pt"/>
    </style:style>
    <style:style style:name="T20" style:parent-style-name="Bekezdésalapbetűtípusa" style:family="text">
      <style:text-properties fo:font-size="14pt" style:font-size-asian="14pt" style:font-size-complex="14pt"/>
    </style:style>
    <style:style style:name="T21" style:parent-style-name="Bekezdésalapbetűtípusa" style:family="text">
      <style:text-properties fo:color="#FF0000" fo:font-size="20pt" style:font-size-asian="20pt" style:font-size-complex="20pt" style:text-underline-type="single" style:text-underline-style="solid" style:text-underline-width="auto" style:text-underline-mode="continuous"/>
    </style:style>
    <style:style style:name="T22" style:parent-style-name="Bekezdésalapbetűtípusa" style:family="text">
      <style:text-properties fo:font-size="14pt" style:font-size-asian="14pt" style:font-size-complex="14pt"/>
    </style:style>
    <style:style style:name="T23" style:parent-style-name="Bekezdésalapbetűtípusa" style:family="text">
      <style:text-properties style:font-name="Arial Black" fo:font-style="italic" style:font-style-asian="italic" fo:font-size="14pt" style:font-size-asian="14pt" style:font-size-complex="14pt"/>
    </style:style>
    <style:style style:name="T24" style:parent-style-name="Bekezdésalapbetűtípusa" style:family="text">
      <style:text-properties fo:font-size="14pt" style:font-size-asian="14pt" style:font-size-complex="14pt"/>
    </style:style>
    <style:style style:name="T25" style:parent-style-name="Bekezdésalapbetűtípusa" style:family="text">
      <style:text-properties fo:color="#A8D08D" fo:font-size="14pt" style:font-size-asian="14pt" style:font-size-complex="14pt"/>
    </style:style>
    <style:style style:name="T26" style:parent-style-name="Bekezdésalapbetűtípusa" style:family="text">
      <style:text-properties fo:font-size="14pt" style:font-size-asian="14pt" style:font-size-complex="14pt"/>
    </style:style>
    <style:style style:name="T27" style:parent-style-name="Bekezdésalapbetűtípusa" style:family="text">
      <style:text-properties fo:font-style="italic" style:font-style-asian="italic" fo:font-size="14pt" style:font-size-asian="14pt" style:font-size-complex="14pt"/>
    </style:style>
    <style:style style:name="T28" style:parent-style-name="Bekezdésalapbetűtípusa" style:family="text">
      <style:text-properties fo:font-size="14pt" style:font-size-asian="14pt" style:font-size-complex="14pt"/>
    </style:style>
    <style:style style:name="T29" style:parent-style-name="Bekezdésalapbetűtípusa" style:family="text">
      <style:text-properties fo:font-size="14pt" style:font-size-asian="14pt" style:font-size-complex="14pt"/>
    </style:style>
    <style:style style:name="T30" style:parent-style-name="Bekezdésalapbetűtípusa" style:family="text">
      <style:text-properties fo:font-size="14pt" style:font-size-asian="14pt" style:font-size-complex="14pt"/>
    </style:style>
    <style:style style:name="T31" style:parent-style-name="Bekezdésalapbetűtípusa" style:family="text">
      <style:text-properties fo:font-size="14pt" style:font-size-asian="14pt" style:font-size-complex="14pt"/>
    </style:style>
    <style:style style:name="P32" style:parent-style-name="Normál" style:family="paragraph">
      <style:text-properties fo:font-size="14pt" style:font-size-asian="14pt" style:font-size-complex="14pt"/>
    </style:style>
    <style:style style:name="P33" style:parent-style-name="Normál" style:family="paragraph">
      <style:text-properties fo:font-size="14pt" style:font-size-asian="14pt" style:font-size-complex="14pt"/>
    </style:style>
    <style:style style:name="P34" style:parent-style-name="Normál" style:family="paragraph">
      <style:text-properties fo:font-size="14pt" style:font-size-asian="14pt" style:font-size-complex="14pt"/>
    </style:style>
    <style:style style:name="P35" style:parent-style-name="Normál" style:family="paragraph">
      <style:text-properties fo:font-size="14pt" style:font-size-asian="14pt" style:font-size-complex="14pt"/>
    </style:style>
    <style:style style:name="P36" style:parent-style-name="Normál" style:family="paragraph">
      <style:text-properties fo:font-size="14pt" style:font-size-asian="14pt" style:font-size-complex="14pt"/>
    </style:style>
    <style:style style:name="P37" style:parent-style-name="Normál" style:family="paragraph">
      <style:text-properties fo:font-size="14pt" style:font-size-asian="14pt" style:font-size-complex="14pt"/>
    </style:style>
    <style:style style:name="P38" style:parent-style-name="Normál" style:family="paragraph">
      <style:text-properties fo:font-size="14pt" style:font-size-asian="14pt" style:font-size-complex="14pt"/>
    </style:style>
    <style:style style:name="P39" style:parent-style-name="Normál" style:family="paragraph">
      <style:text-properties fo:font-size="14pt" style:font-size-asian="14pt" style:font-size-complex="14pt"/>
    </style:style>
    <style:style style:name="P40" style:parent-style-name="Normál" style:family="paragraph">
      <style:text-properties fo:font-size="14pt" style:font-size-asian="14pt" style:font-size-complex="14pt"/>
    </style:style>
    <style:style style:name="P41" style:parent-style-name="Normál" style:family="paragraph">
      <style:text-properties fo:font-size="14pt" style:font-size-asian="14pt" style:font-size-complex="14pt"/>
    </style:style>
    <style:style style:name="T42" style:parent-style-name="Bekezdésalapbetűtípusa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Adatbiztonság és Kriptográfia<text:line-break/></text:p>
      <text:p text:style-name="P9">Megbízható MarkMyProfessor alkalmazás a magyarországi felsőoktatásban</text:p>
      <text:p text:style-name="P10"/>
      <text:p text:style-name="Normál"><text:span text:style-name="T11">A második<text:s/></text:span><text:span text:style-name="T12">gyak</text:span><text:span text:style-name="T13">orlaton<text:s/></text:span><text:span text:style-name="T14">megb</text:span><text:span text:style-name="T15">esz</text:span><text:span text:style-name="T16">éltek</text:span><text:span text:style-name="T17"><text:s/>alapján az alkalmazásnak a Neptuntól külön kell futnia, azonban a megbízhatóság (egyediség, relevancia) miatt célszerű lenne mégis a Neptunhoz kötni az accountok létrehozását.</text:span><text:span text:style-name="T18"><text:s/></text:span><text:span text:style-name="T19">Ennek több módja is lehetne.<text:s/></text:span></text:p>
      <text:p text:style-name="Normál"><text:span text:style-name="T20">Az egyik, hogy a regisztrációt<text:s/></text:span><text:span text:style-name="T21">kulc</text:span><text:span text:style-name="T22">sh</text:span><text:span text:style-name="T23">oz</text:span><text:span text:style-name="T24"><text:s/>kötjük. Ezt úgy k</text:span><text:span text:style-name="T25">épz</text:span><text:span text:style-name="T26">elem el, hogy a neptun felületén lenne egy opció (</text:span><text:span text:style-name="T27">esetleg</text:span><text:span text:style-name="T28"><text:s/>mező, szóval külön kérés nélkül generált kulcs), ami csak bejelentkezés után elérhető, amivel minden felhasználó egy egyedi kulcsot tudna generálni. Ezt a kulcsot kellene a regisztrációkor megadni az oldalon, amivel biztosítani<text:s/></text:span><text:span text:style-name="T29">tudnánk,</text:span><text:span text:style-name="T30"><text:s/>hogy személy és account között 1:1 kapcsolat jöjjön létre.</text:span><text:span text:style-name="T31"><text:s/>A kulcs generálása lehet véletlenszerű vagy a hallgató adataiból is képezhető (persze nem teljesen). A kulcsot el kell tárolni, mivel az alkalmazásunk a regisztráció beküldésével a neptunnal összehasonlítaná azt.<text:s/></text:span></text:p>
      <text:p text:style-name="P32"><text:line-break/>A másik, hogy a regisztrációt közvetlenül a neptunból kellene indítani, szóval az oldalon nem lenne erre lehetőség. <text:s/>A neptunhoz csatolt email címre kapnánk egy limitált ideig működő linket, ami átirányítana a regisztrációs felületre. Ezzel az a probléma, hogy valahogy tárolnia kell a neptunnak, hogy az adott linket felhasználták-e már (ha nem akarunk további személyes adatokat kérni a felhasználótól az egyediség biztosítására). Ha igen, akkor nem lehetne<text:s/>új mailt kiküldeni.<text:s/></text:p>
      <text:p text:style-name="P33">Személy szerint én az első lehetőséget preferálnám, ha sikerül kellően egyedi kulcsot előállítani. A másodikban több buktatót látok, hiszen a mail rossz kezekbe is keveredhet, aki ha véletlenül vissza<text:s/>akarna<text:s/>élni a<text:s/>lehetőséggel,<text:s/>akkor könnyen meg is teheti. Valamint rögtön bevonnánk egy harmadik szereplőt (email) a játékba, amivel rögtön<text:s/>tovább<text:s/>nő a kockázat.</text:p>
      <text:p text:style-name="P34"/>
      <text:p text:style-name="P35"/>
      <text:p text:style-name="P36"/>
      <text:p text:style-name="P37"/>
      <text:p text:style-name="P38">A másik felvetődött kérdés ezzel a megvalósítással kapcsolatban, hogy az oldalunk hogyan férne hozzá a neptunban tárolt adatokhoz. Az alkalmazásnak a hiteles működéshez szüksége van a hallgató aktuális és múltbéli kurzusaira, illetve az azt oktatók nevére is.</text:p>
      <text:p text:style-name="P39">Erre a problémára azt javasolnám, hogy minden félévben –amikor már lezárult a tárgyfelvétel – az első bejelentkezéskor, az alkalmazás indítson egy lekérdezést a neptun szerver felé, amivel össze tudnánk szinkronizálni a szükséges információkat. A múltbéli kurzusokat nyilván elég lenne az account létrehozásakor lekérdezni.<text:line-break/></text:p>
      <text:p text:style-name="P40">A felmerült ötletekhez mindenképp bele kell nyúlni valamilyen szinten a neptunba, plusz funkciókat kell hozzáadni. (Kulcs generálás, kulcs összehasonlítás, lekérdezés kiszolgálása) Ha biztonságos és hiteles alkalmazást szeretnénk, akkor ennek ez az ára. Ha a neptun szerverek az egyes intézményekben egymástól teljesen külön verzión futnak, akkor ez probléma lehet, de nem feltétlenül megoldhatatlan.<text:s/></text:p>
      <text:p text:style-name="P41"/>
      <text:p text:style-name="Normál"><text:span text:style-name="T42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hu" fo:country="HU" style:language-asian="hu" style:country-asian="HU" style:language-complex="ar" style:country-complex="SA" style:text-combine="none" fo:hyphenate="true"/>
    </style:default-style>
    <style:style style:name="Normál" style:display-name="Normál" style:family="paragraph">
      <style:paragraph-properties style:vertical-align="baseline" fo:margin-bottom="0.0833in" fo:line-height="110%"/>
      <style:text-properties style:font-name-asian="Times New Roman" fo:font-size="10.5pt" style:font-size-asian="10.5pt" style:font-size-complex="10.5pt" style:language-asian="en" style:country-asian="US" fo:hyphenate="false"/>
    </style:style>
    <style:style style:name="Bekezdésalapbetűtípusa" style:display-name="Bekezdés alapbetűtípusa" style:family="text"/>
    <style:style style:name="Élőfej" style:display-name="Élőfej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ÉlőfejChar" style:display-name="Élőfej Char" style:family="text">
      <style:text-properties style:font-name="Calibri" style:font-name-asian="Times New Roman" style:font-name-complex="Times New Roman" fo:font-size="10.5pt" style:font-size-asian="10.5pt" style:font-size-complex="10.5pt"/>
    </style:style>
    <style:style style:name="Élőláb" style:display-name="Élőláb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ÉlőlábChar" style:display-name="Élőláb Char" style:family="text">
      <style:text-properties style:font-name="Calibri" style:font-name-asian="Times New Roman" style:font-name-complex="Times New Roman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Élőfej" style:family="paragraph">
      <style:paragraph-properties fo:text-align="end"/>
    </style:style>
    <style:style style:name="P3" style:parent-style-name="Élőláb" style:family="paragraph">
      <style:paragraph-properties>
        <style:tab-stops>
          <style:tab-stop style:type="center" style:position="3.15in"/>
        </style:tab-stops>
      </style:paragraph-properties>
    </style:style>
    <style:style style:name="T4" style:parent-style-name="Bekezdésalapbetűtípusa" style:family="text">
      <style:text-properties style:text-underline-type="single" style:text-underline-style="solid" style:text-underline-width="auto" style:text-underline-mode="continuous"/>
    </style:style>
    <style:style style:name="T5" style:parent-style-name="Bekezdésalapbetűtípusa" style:family="text">
      <style:text-properties fo:color="#FF0000" style:text-underline-type="single" style:text-underline-style="solid" style:text-underline-width="auto" style:text-underline-mode="continuous"/>
    </style:style>
    <style:style style:name="T6" style:parent-style-name="Bekezdésalapbetűtípusa" style:family="text">
      <style:text-properties style:text-underline-type="single" style:text-underline-style="solid" style:text-underline-width="auto" style:text-underline-mode="continuous"/>
    </style:style>
    <style:style style:name="T7" style:parent-style-name="Bekezdésalapbetűtípusa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8" style:parent-style-name="Bekezdésalapbetűtípusa" style:family="text">
      <style:text-properties fo:font-style="italic" style:font-style-asian="italic" style:text-underline-type="single" style:text-underline-style="solid" style:text-underline-width="auto" style:text-underline-mode="continuous"/>
    </style:style>
  </office:automatic-styles>
  <office:master-styles>
    <style:master-page style:name="MP0" style:page-layout-name="PL0">
      <style:header>
        <text:p text:style-name="P2">Gere Zsolt Tamás <text:s/>- XQVIFU</text:p>
        <text:p text:style-name="Élőfej"/>
      </style:header>
      <style:footer>
        <text:p text:style-name="P3"><text:span text:style-name="T4">é</text:span><text:span text:style-name="T5">lő</text:span><text:span text:style-name="T6">láb -<text:s/></text:span><text:span text:style-name="T7">te</text:span><text:span text:style-name="T8">sz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re Zsolt Tamás</meta:initial-creator>
    <dc:creator>Gere Zsolt Tamás</dc:creator>
    <meta:creation-date>2016-10-22T23:33:00Z</meta:creation-date>
    <dc:date>2016-10-22T23:33:00Z</dc:date>
    <meta:template xlink:href="Normal" xlink:type="simple"/>
    <meta:editing-cycles>2</meta:editing-cycles>
    <meta:editing-duration>PT0S</meta:editing-duration>
    <meta:document-statistic meta:page-count="2" meta:paragraph-count="5" meta:word-count="355" meta:character-count="2804" meta:row-count="20" meta:non-whitespace-character-count="2454"/>
  </office:meta>
</office:document-meta>
</file>